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ext_20_body"><draw:frame draw:style-name="fr2" text:anchor-type="paragraph"><draw:object xlink:href="Formula-0/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/>
    <dc:description/>
    <dc:subject/>
    <meta:keyword/>
    <meta:initial-creator/>
    <dc:creator/>
    <meta:creation-date>2022-06-27T07:30:21Z</meta:creation-date>
    <dc:date>2022-06-27T07:30:21Z</dc:date>
  </office:meta>
</office:document-meta>
</file>

<file path=Formula-0/content.xml><?xml version="1.0" encoding="utf-8"?>
<math xmlns="http://www.w3.org/1998/Math/MathML" display="block">
  <mrow>
    <msubsup>
      <mi>b</mi>
      <mi>i</mi>
      <mrow>
        <mi>k</mi>
        <mo>+</mo>
        <mn>1</mn>
      </mrow>
    </msubsup>
    <mo>=</mo>
    <mrow>
      <mspace width="0.333em"/>
      <mtext mathvariant="normal"> min </mtext>
      <mspace width="0.333em"/>
    </mrow>
    <msubsup>
      <mi>b</mi>
      <mi>j</mi>
      <mi>k</mi>
    </msubsup>
    <mo>+</mo>
    <mn>1</mn>
  </mrow>
</math>
</file>